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margin-left="6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ffffff"/>
    </style:style>
    <style:style style:name="T5" style:family="text">
      <style:text-properties fo:color="#ffff00" fo:font-weight="normal"/>
    </style:style>
    <style:style style:name="T6" style:family="text">
      <style:text-properties fo:color="#23ff23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Py ch11, M2 10.8-10.13</presentation:footer-decl>
      <presentation:footer-decl presentation:name="ftr2">CMPTxxxx</presentation:footer-decl>
      <presentation:date-time-decl presentation:name="dtd1" presentation:source="fixed">6 Nov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 ch11, M2 §10.8-10.13:<text:line-break/><text:tab/>Exception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6 Nov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last time (Py ch10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Dictionari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Keys</text:span> and <text:span text:style-name="T1">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asic dictionary <text:span text:style-name="T1">metho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.keys(), .values(), .items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terating</text:span> through dictiona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ther dictionary <text:span text:style-name="T1">metho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len(), del, in, .get(), .copy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pplication: <text:span text:style-name="T1">hin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tions for error handl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Use a combination of these:</text:p>
              </text:list-item>
            </text:list>
            <text:list text:style-name="L3">
              <text:list-item>
                <text:list>
                  <text:list-item>
                    <text:p text:style-name="P4">Ask the user to be <text:span text:style-name="T1">nice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User manual, precondition comments, promp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int</text:span> an error message to scre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t a result <text:span text:style-name="T1">flag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.g., return False upon err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nic and <text:span text:style-name="T1">die: </text:span><text:span text:style-name="T3">sys.exi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ise an <text:span text:style-name="T1">exception</text:span><text:span text:style-name="T4">: </text:span><text:span text:style-name="T3">ZeroDivisionErro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Exceptions are a way of <text:span text:style-name="T5">terminating</text:span> execution of the current context</text:p>
              </text:list-item>
            </text:list>
            <text:list text:style-name="L3">
              <text:list-item>
                <text:p text:style-name="P3">When an exception is <text:span text:style-name="T1">raised</text:span> (thrown),</text:p>
              </text:list-item>
            </text:list>
            <text:list text:style-name="L3">
              <text:list-item>
                <text:list>
                  <text:list-item>
                    <text:p text:style-name="P4">execution of the current procedure <text:span text:style-name="T1">stops</text:span>,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trol jumps to the nearest <text:span text:style-name="T1">exception handler </text:span><text:span text:style-name="T4">(catches the exception)</text:span></text:p>
                  </text:list-item>
                </text:list>
              </text:list-item>
            </text:list>
            <text:list text:style-name="L3">
              <text:list-item>
                <text:p text:style-name="P3">The exception handler can <text:span text:style-name="T1">cleanup</text:span></text:p>
              </text:list-item>
            </text:list>
            <text:list text:style-name="L3">
              <text:list-item>
                <text:p text:style-name="P3">Execution then continues after that block</text:p>
              </text:list-item>
            </text:list>
            <text:list text:style-name="L3">
              <text:list-item>
                <text:p text:style-name="P3">If the exception reaches outermost level, an <text:span text:style-name="T1">error message</text:span> is automatically generated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ry / except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If an exception is <text:span text:style-name="T1">raised</text:span> within a <text:span text:style-name="T2">try</text:span> block,</text:p>
              </text:list-item>
            </text:list>
            <text:list text:style-name="L3">
              <text:list-item>
                <text:p text:style-name="P3">Execution of the block <text:span text:style-name="T1">terminates</text:span> and control jumps to the <text:span text:style-name="T2">except</text:span> claus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while Tru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numer = input('Numerator: '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denom = input('Denominator: '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print '%d / %d = %d' % (numer, denom, numer / deno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except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print 'Oop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tching specific excep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can opt to catch only <text:span text:style-name="T1">specific</text:span> excep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while Tru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numer = input('Numerator: '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denom = input('Denominator: '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print '%d / %d = %d' % (numer, denom, numer / deno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except ZeroDivision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print 'Oops! Divide by zero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ny other exception falls through to the next exception handler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info on excep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Python tutorial is a good resource:</text:p>
              </text:list-item>
            </text:list>
            <text:list text:style-name="L3">
              <text:list-item>
                <text:p text:style-name="P3"><text:span text:style-name="T3"><text:a xlink:href="http://docs.python.org/tut/node10.html">http://docs.python.org/tut/node10.html</text:a></text:span></text:p>
              </text:list-item>
            </text:list>
            <text:list text:style-name="L3">
              <text:list-item>
                <text:p text:style-name="P3"/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07</text:span> due this week: Ch9 choose one:</text:p>
              </text:list-item>
            </text:list>
            <text:list text:style-name="L3">
              <text:list-item>
                <text:list>
                  <text:list-item>
                    <text:p text:style-name="P4">#<text:span text:style-name="T2">37+38</text:span>: people db, matc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2">40+41</text:span>: online cheque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2">46</text:span>: church directory</text:p>
                  </text:list-item>
                </text:list>
              </text:list-item>
            </text:list>
            <text:list text:style-name="L3">
              <text:list-item>
                <text:p text:style-name="P3">Paper <text:span text:style-name="T1">topic</text:span> by Mon 13Nov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2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2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2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30T09:58:23</meta:creation-date>
    <dc:creator>Sean Ho</dc:creator>
    <dc:date>2006-11-06T14:38:59</dc:date>
    <dc:language>en-US</dc:language>
    <meta:editing-cycles>22</meta:editing-cycles>
    <meta:editing-duration>PT12H9M15S</meta:editing-duration>
    <meta:user-defined meta:name="Info 1"/>
    <meta:user-defined meta:name="Info 2"/>
    <meta:user-defined meta:name="Info 3"/>
    <meta:user-defined meta:name="Info 4"/>
    <meta:document-statistic meta:object-count="189"/>
  </office:meta>
</office:document-meta>
</file>